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REQ NR</text:p>
          </table:table-cell>
          <table:table-cell table:style-name="ce1" office:value-type="string">
            <text:p>Funktionsbereich</text:p>
          </table:table-cell>
          <table:table-cell table:style-name="ce1" office:value-type="string">
            <text:p>Anwendungsfall</text:p>
          </table:table-cell>
          <table:table-cell table:style-name="ce1" office:value-type="string">
            <text:p>Vorbedingung</text:p>
          </table:table-cell>
          <table:table-cell table:style-name="ce1" office:value-type="string">
            <text:p>Anforderung</text:p>
          </table:table-cell>
          <table:table-cell table:style-name="ce1" office:value-type="string">
            <text:p>Prüfkriterium</text:p>
          </table:table-cell>
          <table:table-cell table:style-name="ce1" office:value-type="string">
            <text:p>Checkbox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>
            <text:p>Navigationsbar</text:p>
          </table:table-cell>
          <table:table-cell office:value-type="string">
            <text:p>Mitteilung anzeigen</text:p>
          </table:table-cell>
          <table:table-cell office:value-type="string">
            <text:p>ungelesene Mitteilungen vorhanden; user logged in</text:p>
          </table:table-cell>
          <table:table-cell office:value-type="string">
            <text:p>Anzahl der ungelesenen Mitteilungen wird in der Navigationsbar angezeigt</text:p>
          </table:table-cell>
          <table:table-cell office:value-type="string">
            <text:p>korrekte Anzahl wird angezeigt; bei refresh wird die zahl aktualisier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tteilungen</text:p>
          </table:table-cell>
          <table:table-cell office:value-type="string">
            <text:p>Mitteilungen page</text:p>
          </table:table-cell>
          <table:table-cell office:value-type="string">
            <text:p>Mitteilung page url eingegeben</text:p>
          </table:table-cell>
          <table:table-cell office:value-type="string">
            <text:p>Seite mit allen Mitteilungen wird angezeigt</text:p>
          </table:table-cell>
          <table:table-cell office:value-type="string">
            <text:p>Mitteilungen lassen sich ansehen und lösche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tteilungen</text:p>
          </table:table-cell>
          <table:table-cell office:value-type="string">
            <text:p>Erwähnung</text:p>
          </table:table-cell>
          <table:table-cell office:value-type="string">
            <text:p>Ein anderer User erwähnt current User in einem Post</text:p>
          </table:table-cell>
          <table:table-cell office:value-type="string">
            <text:p>es wird eine Mitteilung generiert</text:p>
          </table:table-cell>
          <table:table-cell office:value-type="string">
            <text:p>nach der Erwähnung wird beim User eine ungelesene Mitteilung angezeig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avigationsbar</text:p>
          </table:table-cell>
          <table:table-cell office:value-type="string">
            <text:p>Privatnachricht anzeigen</text:p>
          </table:table-cell>
          <table:table-cell office:value-type="string">
            <text:p>ungelesene Nachricht vorhanden; user logged in</text:p>
          </table:table-cell>
          <table:table-cell office:value-type="string">
            <text:p>anzahl der ungelesenen Nachrichten wird in der Navigationsbar angezeigt</text:p>
          </table:table-cell>
          <table:table-cell office:value-type="string">
            <text:p>korrekte Anzahl wird angezeigt; bei refresh wird die zahl aktualisier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ivatnachrichten</text:p>
          </table:table-cell>
          <table:table-cell office:value-type="string">
            <text:p>Nachrichten lesen</text:p>
          </table:table-cell>
          <table:table-cell office:value-type="string">
            <text:p>Nachrichten für diesen user vorhanden</text:p>
          </table:table-cell>
          <table:table-cell office:value-type="string">
            <text:p>Nachrichten für diesen User werden aus der DB ausgelesen und angezeigt</text:p>
          </table:table-cell>
          <table:table-cell office:value-type="string">
            <text:p>Alle Nachrichten für diesen User lassen sich anzeige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ivatnachrichten</text:p>
          </table:table-cell>
          <table:table-cell office:value-type="string">
            <text:p>Nachrichten schreiben</text:p>
          </table:table-cell>
          <table:table-cell office:value-type="string">
            <text:p>User logged in</text:p>
          </table:table-cell>
          <table:table-cell office:value-type="string">
            <text:p>Ein Input form mit Empfänger und inhalt ist verfügbar</text:p>
          </table:table-cell>
          <table:table-cell office:value-type="string">
            <text:p>Man kann einen Empfänger und den Nachrichteninhalt angeben und sende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ivatnachrichten</text:p>
          </table:table-cell>
          <table:table-cell office:value-type="string">
            <text:p>Nachricht senden</text:p>
          </table:table-cell>
          <table:table-cell office:value-type="string">
            <text:p>Valid input, Empfänger vorhanden</text:p>
          </table:table-cell>
          <table:table-cell office:value-type="string">
            <text:p>Inhalt des nachricht schreiben form wird in der DB korrekt gespeichert</text:p>
          </table:table-cell>
          <table:table-cell office:value-type="string">
            <text:p>Der Empfänger erhält eine ungelesene Nachricht in seinem Nachrichteneinga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avigationsbar</text:p>
          </table:table-cell>
          <table:table-cell office:value-type="string">
            <text:p>Suchfunktion aufrufbar</text:p>
          </table:table-cell>
          <table:table-cell office:value-type="string">
            <text:p>valid input</text:p>
          </table:table-cell>
          <table:table-cell office:value-type="string">
            <text:p>Input des Suchfeldes wird für die Suchfunktion genutzt</text:p>
          </table:table-cell>
          <table:table-cell office:value-type="string">
            <text:p>nach input startet 'enter' eine such nach inpu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chfunktion</text:p>
          </table:table-cell>
          <table:table-cell office:value-type="string">
            <text:p>hashtag suche</text:p>
          </table:table-cell>
          <table:table-cell office:value-type="string">
            <text:p>input enthält ein bekanntes hashtag</text:p>
          </table:table-cell>
          <table:table-cell office:value-type="string">
            <text:p>posts mit dem hashtag werden aus der DB gelesen und auf privacy geprüft</text:p>
          </table:table-cell>
          <table:table-cell office:value-type="string">
            <text:p>alle posts mit dem hashtag und sichtbarkeit für user werden angezeig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chfunktion</text:p>
          </table:table-cell>
          <table:table-cell office:value-type="string">
            <text:p>User sucher</text:p>
          </table:table-cell>
          <table:table-cell office:value-type="string">
            <text:p>input enthält einen bekannten user</text:p>
          </table:table-cell>
          <table:table-cell office:value-type="string">
            <text:p>User mit ähnlichem namen werden angezeigt</text:p>
          </table:table-cell>
          <table:table-cell office:value-type="string">
            <text:p>User deren name mit einem teil des input strings übereinstimmt werden angezeig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chfunktion</text:p>
          </table:table-cell>
          <table:table-cell office:value-type="string">
            <text:p>Listen suche</text:p>
          </table:table-cell>
          <table:table-cell office:value-type="string">
            <text:p>input enthält eine bekannte Liste</text:p>
          </table:table-cell>
          <table:table-cell office:value-type="string">
            <text:p>Listen mit ähnlichem namen werden angezeigt</text:p>
          </table:table-cell>
          <table:table-cell office:value-type="string">
            <text:p>Listen deren name mit einem teil des input strings übereinstimmt werden angezeig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avigationsbar</text:p>
          </table:table-cell>
          <table:table-cell office:value-type="string">
            <text:p>Post veröffentlichen</text:p>
          </table:table-cell>
          <table:table-cell office:value-type="string">
            <text:p>button in der Navigationsbar pressed</text:p>
          </table:table-cell>
          <table:table-cell office:value-type="string">
            <text:p>Post funktion wird aufgerufen</text:p>
          </table:table-cell>
          <table:table-cell office:value-type="string">
            <text:p>Post form und submit button erschei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st</text:p>
          </table:table-cell>
          <table:table-cell office:value-type="string">
            <text:p>valid post</text:p>
          </table:table-cell>
          <table:table-cell office:value-type="string">
            <text:p>valid input </text:p>
          </table:table-cell>
          <table:table-cell office:value-type="string">
            <text:p>form data wird in DB geschrieben</text:p>
          </table:table-cell>
          <table:table-cell office:value-type="string">
            <text:p>post erfolgreich Nachricht wird ausgegebe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st</text:p>
          </table:table-cell>
          <table:table-cell office:value-type="string">
            <text:p>hashtag erkennen</text:p>
          </table:table-cell>
          <table:table-cell office:value-type="string">
            <text:p>valid input, hashtag</text:p>
          </table:table-cell>
          <table:table-cell office:value-type="string">
            <text:p>hashtag wird im DB eintrag extra gespeichert</text:p>
          </table:table-cell>
          <table:table-cell office:value-type="string">
            <text:p>post anhand des Hashtags auffindba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st</text:p>
          </table:table-cell>
          <table:table-cell office:value-type="string">
            <text:p>Nutzer ekennen</text:p>
          </table:table-cell>
          <table:table-cell office:value-type="string">
            <text:p>valid input, bekannter Nutzer</text:p>
          </table:table-cell>
          <table:table-cell office:value-type="string">
            <text:p>Nutzername wird zum hyperlink zum nutzerprofil</text:p>
          </table:table-cell>
          <table:table-cell office:value-type="string">
            <text:p>durch anklicken des Nutzernamens gelangt man zum Profi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st</text:p>
          </table:table-cell>
          <table:table-cell office:value-type="string">
            <text:p>links erkennen</text:p>
          </table:table-cell>
          <table:table-cell office:value-type="string">
            <text:p>valid input, active link</text:p>
          </table:table-cell>
          <table:table-cell office:value-type="string">
            <text:p>link wird als hyperlink dargestellt</text:p>
          </table:table-cell>
          <table:table-cell office:value-type="string">
            <text:p>klicken auf den link öffnet den link im brows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st</text:p>
          </table:table-cell>
          <table:table-cell office:value-type="string">
            <text:p>invalid post</text:p>
          </table:table-cell>
          <table:table-cell office:value-type="string">
            <text:p>invalid input(140&lt; characters)</text:p>
          </table:table-cell>
          <table:table-cell office:value-type="string">
            <text:p>post wird nicht gespeichert</text:p>
          </table:table-cell>
          <table:table-cell office:value-type="string">
            <text:p>Error message wird ausgegebe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st</text:p>
          </table:table-cell>
          <table:table-cell office:value-type="string">
            <text:p>sichtbarkeit einstellen</text:p>
          </table:table-cell>
          <table:table-cell office:value-type="string">
            <text:p>Nutzer folgt anderen Usern, Listen</text:p>
          </table:table-cell>
          <table:table-cell office:value-type="string">
            <text:p>Sichtbarkeit des Posts wird in DB gespeichert</text:p>
          </table:table-cell>
          <table:table-cell office:value-type="string">
            <text:p>Post darf nur von berechtigten Nutzern gesehen werden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16.05.2015</text:date>, <text:time>14:2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0M35S</meta:editing-duration>
    <meta:editing-cycles>4</meta:editing-cycles>
    <meta:generator>OpenOffice/4.1.1$Win32 OpenOffice.org_project/411m6$Build-9775</meta:generator>
    <dc:date>2015-05-16T14:21:56.56</dc:date>
    <dc:creator>Ron W</dc:creator>
    <meta:document-statistic meta:table-count="3" meta:cell-count="97" meta:object-count="0"/>
    <meta:user-defined meta:name="Info 1"/>
    <meta:user-defined meta:name="Info 2"/>
    <meta:user-defined meta:name="Info 3"/>
    <meta:user-defined meta:name="Info 4"/>
  </office:meta>
</office:document-meta>
</file>